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3.493cm" fo:min-width="7.767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svg:stroke-width="0.05cm" svg:stroke-color="#000000" draw:marker-start-width="0.275cm" draw:marker-end-width="0.275cm" draw:fill="solid" draw:fill-color="#cccccc" draw:textarea-horizontal-align="justify" draw:textarea-vertical-align="middle" draw:auto-grow-height="false" fo:min-height="0.5cm" fo:min-width="2.65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75cm" draw:marker-end-width="0.275cm" draw:fill="solid" draw:fill-color="#cccccc" draw:textarea-horizontal-align="justify" draw:textarea-vertical-align="middle" draw:auto-grow-height="false" fo:min-height="0.385cm" fo:min-width="3.31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solid" draw:fill-color="#ccccc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.017cm" fo:min-width="1.99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.139cm" fo:min-width="0.034cm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color="#000000" draw:fill="none" fo:min-height="0.866cm"/>
      <style:paragraph-properties style:writing-mode="lr-tb"/>
    </style:style>
    <style:style style:name="gr10" style:family="graphic" style:parent-style-name="standard">
      <style:graphic-properties draw:stroke="none" draw:fill="none" fo:min-height="0.949cm"/>
      <style:paragraph-properties style:writing-mode="lr-tb"/>
    </style:style>
    <style:style style:name="gr11" style:family="graphic" style:parent-style-name="standard">
      <style:graphic-properties draw:stroke="solid" svg:stroke-color="#000000" draw:fill="none" fo:min-height="0.615cm"/>
      <style:paragraph-properties style:writing-mode="lr-tb"/>
    </style:style>
    <style:style style:name="gr12" style:family="graphic" style:parent-style-name="standard">
      <style:graphic-properties draw:stroke="solid" svg:stroke-color="#000000" draw:fill="none" fo:min-height="0.544cm"/>
      <style:paragraph-properties style:writing-mode="lr-tb"/>
    </style:style>
    <style:style style:name="gr13" style:family="graphic" style:parent-style-name="standard">
      <style:graphic-properties draw:stroke="solid" svg:stroke-color="#000000" draw:fill="none" fo:min-height="0.513cm"/>
      <style:paragraph-properties style:writing-mode="lr-tb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702cm" fo:min-width="0.769cm"/>
    </style:style>
    <style:style style:name="gr15" style:family="graphic" style:parent-style-name="objectwithoutfill">
      <style:graphic-properties svg:stroke-color="#000000" draw:fill="none" draw:textarea-vertical-align="middle"/>
    </style:style>
    <style:style style:name="gr16" style:family="graphic" style:parent-style-name="objectwithoutfill">
      <style:graphic-properties svg:stroke-width="0.05cm" svg:stroke-color="#000000" draw:marker-start-width="0.275cm" draw:marker-end="Arrowheads_20_1" draw:marker-end-width="0.375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736cm" fo:min-width="1.029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7cm" fo:min-width="0cm"/>
      <style:paragraph-properties style:writing-mode="lr-tb"/>
    </style:style>
    <style:style style:name="gr19" style:family="graphic" style:parent-style-name="standard">
      <style:graphic-properties draw:stroke="none" draw:fill="none" fo:min-height="0.479cm"/>
      <style:paragraph-properties style:writing-mode="lr-tb"/>
    </style:style>
    <style:style style:name="gr20" style:family="graphic" style:parent-style-name="standard">
      <style:graphic-properties draw:stroke="solid" svg:stroke-color="#000000" draw:fill="none" fo:min-height="0.385cm"/>
      <style:paragraph-properties style:writing-mode="lr-tb"/>
    </style:style>
    <style:style style:name="gr21" style:family="graphic" style:parent-style-name="standard">
      <style:graphic-properties draw:stroke="solid" svg:stroke-color="#000000" draw:fill="none" fo:min-height="0.471cm"/>
      <style:paragraph-properties style:writing-mode="lr-tb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.566cm" fo:min-width="0.553cm"/>
    </style:style>
    <style:style style:name="gr23" style:family="graphic" style:parent-style-name="standard">
      <style:graphic-properties draw:stroke="none" draw:fill="none" fo:min-height="0.632cm"/>
      <style:paragraph-properties style:writing-mode="lr-tb"/>
    </style:style>
    <style:style style:name="gr24" style:family="graphic" style:parent-style-name="standard">
      <style:graphic-properties draw:stroke="solid" svg:stroke-color="#000000" draw:fill="none" fo:min-height="1.284cm"/>
      <style:paragraph-properties style:writing-mode="lr-tb"/>
    </style:style>
    <style:style style:name="gr25" style:family="graphic" style:parent-style-name="standard">
      <style:graphic-properties draw:stroke="solid" svg:stroke-color="#000000" draw:fill="none" fo:min-height="0.788cm"/>
      <style:paragraph-properties style:writing-mode="lr-tb"/>
    </style:style>
    <style:style style:name="gr26" style:family="graphic" style:parent-style-name="standard">
      <style:graphic-properties draw:stroke="none" draw:fill="none" fo:min-height="0.966cm"/>
      <style:paragraph-properties style:writing-mode="lr-tb"/>
    </style:style>
    <style:style style:name="gr27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02cm" fo:min-width="1.094cm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29" style:family="graphic" style:parent-style-name="standard">
      <style:graphic-properties draw:stroke="solid" svg:stroke-color="#000000" draw:fill="none" fo:min-height="1.149cm"/>
      <style:paragraph-properties style:writing-mode="lr-tb"/>
    </style:style>
    <style:style style:name="gr30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418cm" fo:min-width="0.582cm" fo:padding-top="0.15cm" fo:padding-bottom="0.15cm" fo:padding-left="0.275cm" fo:padding-right="0.275cm"/>
    </style:style>
    <style:style style:name="gr31" style:family="graphic" style:parent-style-name="standard">
      <style:graphic-properties draw:stroke="solid" svg:stroke-color="#000000" draw:fill="none" fo:min-height="1.083cm"/>
      <style:paragraph-properties style:writing-mode="lr-tb"/>
    </style:style>
    <style:style style:name="gr32" style:family="graphic" style:parent-style-name="standard">
      <style:graphic-properties draw:stroke="solid" svg:stroke-color="#000000" draw:fill="none" fo:min-height="0.395cm"/>
      <style:paragraph-properties style:writing-mode="lr-tb"/>
    </style:style>
    <style:style style:name="gr33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736cm" fo:min-width="0.801cm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72cm" fo:min-width="0cm"/>
      <style:paragraph-properties style:writing-mode="lr-tb"/>
    </style:style>
    <style:style style:name="gr35" style:family="graphic" style:parent-style-name="standard">
      <style:graphic-properties draw:stroke="none" draw:fill="none" fo:min-height="0.385cm"/>
      <style:paragraph-properties style:writing-mode="lr-tb"/>
    </style:style>
    <style:style style:name="gr36" style:family="graphic" style:parent-style-name="standard">
      <style:graphic-properties draw:stroke="solid" svg:stroke-color="#000000" draw:fill="none" fo:min-height="0.789cm"/>
      <style:paragraph-properties style:writing-mode="lr-tb"/>
    </style:style>
    <style:style style:name="gr37" style:family="graphic" style:parent-style-name="objectwithoutfill">
      <style:graphic-properties svg:stroke-width="0.05cm" svg:stroke-color="#000000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38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32cm" fo:min-width="1.174cm" fo:padding-top="0.15cm" fo:padding-bottom="0.15cm" fo:padding-left="0.275cm" fo:padding-right="0.27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4cm" fo:min-width="0cm"/>
      <style:paragraph-properties style:writing-mode="lr-tb"/>
    </style:style>
    <style:style style:name="gr40" style:family="graphic" style:parent-style-name="standard">
      <style:graphic-properties draw:stroke="none" draw:fill="none" fo:min-height="0.48cm"/>
      <style:paragraph-properties style:writing-mode="lr-tb"/>
    </style:style>
    <style:style style:name="gr41" style:family="graphic" style:parent-style-name="standard">
      <style:graphic-properties draw:stroke="solid" svg:stroke-color="#000000" draw:fill="none" fo:min-height="1.577cm"/>
      <style:paragraph-properties style:writing-mode="lr-tb"/>
    </style:style>
    <style:style style:name="gr4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288cm" fo:min-width="1.174cm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44" style:family="graphic" style:parent-style-name="standard">
      <style:graphic-properties draw:stroke="solid" svg:stroke-color="#000000" draw:fill="none" fo:min-height="1.183cm"/>
      <style:paragraph-properties style:writing-mode="lr-tb"/>
    </style:style>
    <style:style style:name="gr45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02cm" fo:min-width="0.838cm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2cm" fo:min-width="0cm"/>
      <style:paragraph-properties style:writing-mode="lr-tb"/>
    </style:style>
    <style:style style:name="gr47" style:family="graphic" style:parent-style-name="standard">
      <style:graphic-properties draw:stroke="solid" svg:stroke-color="#000000" draw:fill="none" fo:min-height="1.512cm"/>
      <style:paragraph-properties style:writing-mode="lr-tb"/>
    </style:style>
    <style:style style:name="gr48" style:family="graphic" style:parent-style-name="standard">
      <style:graphic-properties draw:stroke="solid" svg:stroke-color="#000000" draw:fill="none" fo:min-height="0.883cm"/>
      <style:paragraph-properties style:writing-mode="lr-tb"/>
    </style:style>
    <style:style style:name="gr49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62cm" fo:min-width="0.926cm" fo:padding-top="0.15cm" fo:padding-bottom="0.15cm" fo:padding-left="0.275cm" fo:padding-right="0.27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3cm" fo:min-width="0cm"/>
      <style:paragraph-properties style:writing-mode="lr-tb"/>
    </style:style>
    <style:style style:name="gr51" style:family="graphic" style:parent-style-name="standard">
      <style:graphic-properties draw:stroke="solid" svg:stroke-color="#000000" draw:fill="none" fo:min-height="0.803cm"/>
      <style:paragraph-properties style:writing-mode="lr-tb"/>
    </style:style>
    <style:style style:name="gr52" style:family="graphic" style:parent-style-name="standard">
      <style:graphic-properties svg:stroke-color="#000000" draw:fill="none" draw:textarea-horizontal-align="justify" draw:textarea-vertical-align="middle" draw:auto-grow-height="false" fo:min-height="0.566cm" fo:min-width="1.065cm"/>
    </style:style>
    <style:style style:name="gr53" style:family="graphic" style:parent-style-name="standard">
      <style:graphic-properties draw:stroke="none" draw:fill="none" fo:min-height="1.183cm"/>
      <style:paragraph-properties style:writing-mode="lr-tb"/>
    </style:style>
    <style:style style:name="gr54" style:family="graphic" style:parent-style-name="objectwithoutfill">
      <style:graphic-properties svg:stroke-width="0.05cm" svg:stroke-color="#000000" draw:marker-start-width="0.275cm" draw:marker-end="" draw:marker-end-width="0.375cm" draw:fill="none" draw:textarea-vertical-align="middle" fo:padding-top="0.15cm" fo:padding-bottom="0.15cm" fo:padding-left="0.275cm" fo:padding-right="0.275cm"/>
      <style:paragraph-properties style:writing-mode="lr-tb"/>
    </style:style>
    <style:style style:name="gr55" style:family="graphic" style:parent-style-name="standard">
      <style:graphic-properties draw:stroke="solid" svg:stroke-color="#000000" draw:fill="none" fo:min-height="0.7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0pt"/>
    </style:style>
    <style:style style:name="P2" style:family="paragraph">
      <style:text-properties fo:font-size="10pt" style:font-size-asian="12pt" style:font-size-complex="12pt"/>
    </style:style>
    <style:style style:name="P3" style:family="paragraph">
      <loext:graphic-properties draw:fill="none" draw:fill-color="#ffffff"/>
      <style:text-properties fo:font-size="10pt" style:font-size-asian="12pt" style:font-size-complex="12pt"/>
    </style:style>
    <style:style style:name="P4" style:family="paragraph">
      <loext:graphic-properties draw:fill="solid" draw:fill-color="#cccccc"/>
      <style:paragraph-properties fo:text-align="center"/>
      <style:text-properties fo:font-size="10pt"/>
    </style:style>
    <style:style style:name="P5" style:family="paragraph">
      <loext:graphic-properties draw:fill="solid" draw:fill-color="#ffffff"/>
      <style:paragraph-properties fo:text-align="center"/>
      <style:text-properties fo:font-size="10pt"/>
    </style:style>
    <style:style style:name="P6" style:family="paragraph">
      <loext:graphic-properties draw:fill="solid" draw:fill-color="#ffffff"/>
      <style:paragraph-properties fo:text-align="center"/>
      <style:text-properties fo:font-size="10pt" fo:font-weight="bold"/>
    </style:style>
    <style:style style:name="P7" style:family="paragraph">
      <style:paragraph-properties fo:text-align="center"/>
      <style:text-properties fo:font-size="10pt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fo:font-size="10pt" style:font-size-asian="18pt" style:font-size-complex="18pt"/>
    </style:style>
    <style:style style:name="P9" style:family="paragraph">
      <style:text-properties fo:font-size="10pt" style:font-size-asian="18pt" style:font-size-complex="18pt"/>
    </style:style>
    <style:style style:name="P10" style:family="paragraph">
      <loext:graphic-properties draw:fill="none"/>
      <style:text-properties fo:font-size="10pt" style:font-size-asian="18pt" style:font-size-complex="18pt"/>
    </style:style>
    <style:style style:name="P11" style:family="paragraph">
      <style:paragraph-properties fo:text-align="center"/>
      <style:text-properties fo:font-size="10pt" style:font-size-asian="12pt" style:font-size-complex="12pt"/>
    </style:style>
    <style:style style:name="P12" style:family="paragraph">
      <loext:graphic-properties draw:fill="none" draw:fill-color="#ffffff"/>
      <style:paragraph-properties fo:text-align="center"/>
      <style:text-properties fo:font-size="10pt" style:font-size-asian="12pt" style:font-size-complex="12pt"/>
    </style:style>
    <style:style style:name="P13" style:family="paragraph">
      <style:paragraph-properties fo:text-align="center"/>
      <style:text-properties fo:font-size="10pt"/>
    </style:style>
    <style:style style:name="T1" style:family="text">
      <style:text-properties style:font-size-asian="12pt" style:font-size-complex="12pt"/>
    </style:style>
    <style:style style:name="T2" style:family="text">
      <style:text-properties style:font-size-asian="18pt" style:font-size-complex="18pt"/>
    </style:style>
    <style:style style:name="T3" style:family="text">
      <style:text-properties style:font-name="Liberation Sans1" style:font-name-asian="Liberation Sans1" style:font-size-asian="18pt" style:font-name-complex="Liberation Sans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367cm" svg:height="3.843cm" svg:x="18.265cm" svg:y="16.2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989cm" svg:height="0.645cm" svg:x="19.83cm" svg:y="16.287cm">
          <draw:text-box>
            <text:p text:style-name="P2"><text:span text:style-name="T1">Asynchronous Key Sampling</text:span></text:p>
          </draw:text-box>
        </draw:frame>
        <draw:custom-shape draw:style-name="gr3" draw:text-style-name="P4" draw:layer="layout" svg:width="5.08cm" svg:height="1.27cm" svg:x="10.187cm" svg:y="17.745cm">
          <text:p/>
          <draw:enhanced-geometry svg:viewBox="0 0 21600 21600" draw:glue-points="?f6 0 10800 ?f8 ?f11 10800 ?f9 21600 10800 ?f10 ?f5 10800" draw:text-areas="?f3 ?f3 ?f4 ?f4" draw:mirror-horizont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3.81cm" svg:height="0.635cm" svg:x="11.457cm" svg:y="19.0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905cm" svg:height="1.271cm" draw:transform="rotate (-1.5707963267949) translate (11.458cm 17.745cm)">
          <text:p/>
          <draw:enhanced-geometry svg:viewBox="0 0 21600 21600" draw:glue-points="?f6 0 10800 ?f8 ?f11 10800 ?f9 21600 10800 ?f10 ?f5 10800" draw:text-areas="?f3 ?f3 ?f4 ?f4" draw:mirror-horizontal="false" draw:type="parallelogram" draw:modifiers="14313.116474291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0.478cm" svg:height="0.263cm" svg:x="12.461cm" svg:y="17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478cm" svg:height="0.263cm" svg:x="11.458cm" svg:y="17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" draw:text-style-name="P5" draw:layer="layout" svg:width="2.54cm" svg:height="0.317cm" svg:x="10.468cm" svg:y="17.81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1.27cm" svg:height="0.953cm" draw:transform="rotate (1.5707963267949) translate (9.516cm 18.613cm)">
            <text:p/>
            <draw:enhanced-geometry svg:viewBox="0 0 21600 21600" draw:glue-points="?f6 10800 10800 21600 ?f5 10800 10800 0" draw:text-areas="?f3 ?f3 ?f4 ?f4" draw:type="trapezoid" draw:modifiers="7358.6152635719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7" draw:text-style-name="P6" draw:layer="layout" svg:width="2.54cm" svg:height="0.317cm" svg:x="10.973cm" svg:y="18.34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.27cm" svg:height="0.953cm" draw:transform="rotate (1.5707963267949) translate (10.021cm 19.141cm)">
            <text:p/>
            <draw:enhanced-geometry svg:viewBox="0 0 21600 21600" draw:glue-points="?f6 10800 10800 21600 ?f5 10800 10800 0" draw:text-areas="?f3 ?f3 ?f4 ?f4" draw:type="trapezoid" draw:modifiers="7358.6152635719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6" draw:text-style-name="P5" draw:layer="layout" svg:width="1.247cm" svg:height="1.065cm" svg:x="11.407cm" svg:y="17.659cm">
          <text:p/>
          <draw:enhanced-geometry svg:viewBox="0 0 21600 21600" draw:glue-points="?f6 0 10800 ?f8 ?f11 10800 ?f9 21600 10800 ?f10 ?f5 10800" draw:text-areas="?f3 ?f3 ?f4 ?f4" draw:mirror-horizontal="true" draw:type="parallelogram" draw:modifiers="13188.461538461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0.831cm" svg:height="0.415cm" svg:x="13.123cm" svg:y="18.345cm">
          <text:p/>
          <draw:enhanced-geometry svg:viewBox="0 0 21600 21600" draw:glue-points="?f6 0 10800 ?f8 ?f11 10800 ?f9 21600 10800 ?f10 ?f5 10800" draw:text-areas="?f3 ?f3 ?f4 ?f4" draw:mirror-horizontal="true" draw:mirror-vertical="false" draw:type="parallelogram" draw:modifiers="9294.2307692307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0.478cm" svg:height="0.263cm" svg:x="12.162cm" svg:y="18.7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831cm" svg:height="0.415cm" svg:x="12.478cm" svg:y="17.695cm">
          <text:p/>
          <draw:enhanced-geometry svg:viewBox="0 0 21600 21600" draw:glue-points="?f6 0 10800 ?f8 ?f11 10800 ?f9 21600 10800 ?f10 ?f5 10800" draw:text-areas="?f3 ?f3 ?f4 ?f4" draw:mirror-horizontal="true" draw:mirror-vertical="false" draw:type="parallelogram" draw:modifiers="9008.6538461538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0.478cm" svg:height="0.263cm" svg:x="13.462cm" svg:y="18.7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2.202cm" svg:height="1.116cm" svg:x="15.605cm" svg:y="17.157cm">
          <draw:text-box>
            <text:p text:style-name="P7"><text:span text:style-name="T2">Dit debounce</text:span></text:p>
          </draw:text-box>
        </draw:frame>
        <draw:frame draw:style-name="gr10" draw:text-style-name="P10" draw:layer="layout" svg:width="1.297cm" svg:height="1.199cm" svg:x="9.525cm" svg:y="16.964cm">
          <draw:text-box>
            <text:p text:style-name="P9"><text:span text:style-name="T2">Dit </text:span></text:p>
          </draw:text-box>
        </draw:frame>
        <draw:frame draw:style-name="gr10" draw:text-style-name="P10" draw:layer="layout" svg:width="1.297cm" svg:height="1.199cm" svg:x="10.026cm" svg:y="18.965cm">
          <draw:text-box>
            <text:p text:style-name="P9"><text:span text:style-name="T2">Dah </text:span></text:p>
          </draw:text-box>
        </draw:frame>
        <draw:frame draw:style-name="gr11" draw:text-style-name="P8" draw:layer="layout" svg:width="2.237cm" svg:height="1.039cm" svg:x="15.605cm" svg:y="18.197cm">
          <draw:text-box>
            <text:p text:style-name="P7"><text:span text:style-name="T2">Dah debounce</text:span></text:p>
          </draw:text-box>
        </draw:frame>
        <draw:frame draw:style-name="gr12" draw:text-style-name="P8" draw:layer="layout" svg:width="1.932cm" svg:height="1.039cm" svg:x="18.785cm" svg:y="17.263cm">
          <draw:text-box draw:corner-radius="0.345cm">
            <text:p text:style-name="P7"><text:span text:style-name="T2">Dit register </text:span></text:p>
          </draw:text-box>
        </draw:frame>
        <draw:frame draw:style-name="gr10" draw:text-style-name="P8" draw:layer="layout" svg:width="6.032cm" svg:height="1.199cm" svg:x="9.635cm" svg:y="19.638cm">
          <draw:text-box>
            <text:p text:style-name="P7"><text:span text:style-name="T2">(Positive logic: dit/dah is high means paddle pressed)</text:span></text:p>
          </draw:text-box>
        </draw:frame>
        <draw:frame draw:style-name="gr13" draw:text-style-name="P8" draw:layer="layout" svg:width="1.932cm" svg:height="1.039cm" svg:x="18.785cm" svg:y="18.364cm">
          <draw:text-box draw:corner-radius="0.345cm">
            <text:p text:style-name="P7"><text:span text:style-name="T2">Dah register </text:span></text:p>
          </draw:text-box>
        </draw:frame>
        <draw:g>
          <draw:custom-shape draw:style-name="gr14" draw:text-style-name="P1" draw:layer="layout" svg:width="1.269cm" svg:height="0.952cm" svg:x="21.753cm" svg:y="18.4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" draw:text-style-name="P1" draw:layer="layout" svg:x1="21.847cm" svg:y1="19.363cm" svg:x2="22.355cm" svg:y2="19.363cm">
            <text:p/>
          </draw:line>
          <draw:line draw:style-name="gr15" draw:text-style-name="P1" draw:layer="layout" svg:x1="22.358cm" svg:y1="18.615cm" svg:x2="22.355cm" svg:y2="19.363cm">
            <text:p/>
          </draw:line>
          <draw:line draw:style-name="gr15" draw:text-style-name="P1" draw:layer="layout" svg:x1="22.358cm" svg:y1="18.615cm" svg:x2="22.866cm" svg:y2="18.615cm">
            <text:p/>
          </draw:line>
          <draw:line draw:style-name="gr15" draw:text-style-name="P1" draw:layer="layout" svg:x1="22.358cm" svg:y1="18.851cm" svg:x2="22.514cm" svg:y2="18.975cm">
            <text:p/>
          </draw:line>
          <draw:line draw:style-name="gr15" draw:text-style-name="P1" draw:layer="layout" svg:x1="22.359cm" svg:y1="18.851cm" svg:x2="22.213cm" svg:y2="18.95cm">
            <text:p/>
          </draw:line>
        </draw:g>
        <draw:line draw:style-name="gr16" draw:text-style-name="P1" draw:layer="layout" svg:x1="13.31cm" svg:y1="17.898cm" svg:x2="15.584cm" svg:y2="17.898cm">
          <text:p/>
        </draw:line>
        <draw:line draw:style-name="gr16" draw:text-style-name="P1" draw:layer="layout" svg:x1="23.034cm" svg:y1="18.998cm" svg:x2="24.077cm" svg:y2="18.998cm">
          <text:p/>
        </draw:line>
        <draw:line draw:style-name="gr16" draw:text-style-name="P1" draw:layer="layout" svg:x1="13.943cm" svg:y1="18.526cm" svg:x2="15.545cm" svg:y2="18.526cm">
          <text:p/>
        </draw:line>
        <draw:line draw:style-name="gr16" draw:text-style-name="P1" draw:layer="layout" svg:x1="17.83cm" svg:y1="18.69cm" svg:x2="18.873cm" svg:y2="18.69cm">
          <text:p/>
        </draw:line>
        <draw:line draw:style-name="gr16" draw:text-style-name="P1" draw:layer="layout" svg:x1="17.83cm" svg:y1="17.692cm" svg:x2="18.873cm" svg:y2="17.692cm">
          <text:p/>
        </draw:line>
        <draw:line draw:style-name="gr16" draw:text-style-name="P1" draw:layer="layout" svg:x1="23.022cm" svg:y1="17.543cm" svg:x2="24.065cm" svg:y2="17.543cm">
          <text:p/>
        </draw:line>
        <draw:g>
          <draw:custom-shape draw:style-name="gr14" draw:text-style-name="P1" draw:layer="layout" svg:width="1.269cm" svg:height="0.952cm" svg:x="21.753cm" svg:y="17.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" draw:text-style-name="P1" draw:layer="layout" svg:x1="21.847cm" svg:y1="17.974cm" svg:x2="22.355cm" svg:y2="17.974cm">
            <text:p/>
          </draw:line>
          <draw:line draw:style-name="gr15" draw:text-style-name="P1" draw:layer="layout" svg:x1="22.358cm" svg:y1="17.226cm" svg:x2="22.355cm" svg:y2="17.974cm">
            <text:p/>
          </draw:line>
          <draw:line draw:style-name="gr15" draw:text-style-name="P1" draw:layer="layout" svg:x1="22.358cm" svg:y1="17.226cm" svg:x2="22.866cm" svg:y2="17.226cm">
            <text:p/>
          </draw:line>
          <draw:line draw:style-name="gr15" draw:text-style-name="P1" draw:layer="layout" svg:x1="22.358cm" svg:y1="17.462cm" svg:x2="22.514cm" svg:y2="17.586cm">
            <text:p/>
          </draw:line>
          <draw:line draw:style-name="gr15" draw:text-style-name="P1" draw:layer="layout" svg:x1="22.359cm" svg:y1="17.462cm" svg:x2="22.213cm" svg:y2="17.561cm">
            <text:p/>
          </draw:line>
        </draw:g>
        <draw:line draw:style-name="gr16" draw:text-style-name="P1" draw:layer="layout" svg:x1="20.693cm" svg:y1="17.559cm" svg:x2="21.736cm" svg:y2="17.559cm">
          <text:p/>
        </draw:line>
        <draw:line draw:style-name="gr16" draw:text-style-name="P1" draw:layer="layout" svg:x1="23.022cm" svg:y1="18.998cm" svg:x2="24.065cm" svg:y2="18.998cm">
          <text:p/>
        </draw:line>
        <draw:line draw:style-name="gr16" draw:text-style-name="P1" draw:layer="layout" svg:x1="20.759cm" svg:y1="18.959cm" svg:x2="21.802cm" svg:y2="18.959cm">
          <text:p/>
        </draw:line>
        <draw:frame draw:style-name="gr10" draw:text-style-name="P8" draw:layer="layout" svg:width="5.103cm" svg:height="1.199cm" svg:x="19.912cm" svg:y="19.503cm">
          <draw:text-box>
            <text:p text:style-name="P7"><text:span text:style-name="T2">Rising edge: paddle pressed</text:span></text:p>
          </draw:text-box>
        </draw:frame>
        <draw:frame draw:style-name="gr10" draw:text-style-name="P10" draw:layer="layout" svg:width="1.297cm" svg:height="1.199cm" svg:x="23.013cm" svg:y="16.763cm">
          <draw:text-box>
            <text:p text:style-name="P9"><text:span text:style-name="T2">Set</text:span></text:p>
          </draw:text-box>
        </draw:frame>
        <draw:frame draw:style-name="gr10" draw:text-style-name="P10" draw:layer="layout" svg:width="1.297cm" svg:height="1.199cm" svg:x="23.014cm" svg:y="18.264cm">
          <draw:text-box>
            <text:p text:style-name="P9"><text:span text:style-name="T2">Set</text:span></text:p>
          </draw:text-box>
        </draw:frame>
        <draw:line draw:style-name="gr16" draw:text-style-name="P1" draw:layer="layout" svg:x1="2.799cm" svg:y1="2.405cm" svg:x2="2.799cm" svg:y2="3.005cm">
          <text:p/>
        </draw:line>
        <draw:custom-shape draw:style-name="gr17" draw:text-style-name="P1" draw:layer="layout" svg:width="3.157cm" svg:height="2.07cm" svg:x="1.235cm" svg:y="2.8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12" draw:layer="layout" svg:width="2.405cm" svg:height="1.827cm" svg:x="1.587cm" svg:y="3.327cm">
          <draw:text-box>
            <text:p text:style-name="P11"><text:span text:style-name="T1">Dit and/or dah register set?</text:span></text:p>
          </draw:text-box>
        </draw:frame>
        <draw:line draw:style-name="gr16" draw:text-style-name="P1" draw:layer="layout" svg:x1="4.38cm" svg:y1="3.857cm" svg:x2="5.762cm" svg:y2="3.857cm">
          <text:p/>
        </draw:line>
        <draw:frame draw:style-name="gr19" draw:text-style-name="P10" draw:layer="layout" svg:width="1.297cm" svg:height="0.729cm" svg:x="4.38cm" svg:y="3.263cm">
          <draw:text-box>
            <text:p text:style-name="P9"><text:span text:style-name="T2">Yes</text:span></text:p>
          </draw:text-box>
        </draw:frame>
        <draw:frame draw:style-name="gr20" draw:text-style-name="P8" draw:layer="layout" svg:width="1.932cm" svg:height="0.645cm" svg:x="24.1cm" svg:y="17.305cm">
          <draw:text-box draw:corner-radius="0.345cm">
            <text:p text:style-name="P7"><text:span text:style-name="T2">Dit latch </text:span></text:p>
          </draw:text-box>
        </draw:frame>
        <draw:frame draw:style-name="gr21" draw:text-style-name="P8" draw:layer="layout" svg:width="2.15cm" svg:height="0.721cm" svg:x="24.1cm" svg:y="18.706cm">
          <draw:text-box draw:corner-radius="0.345cm">
            <text:p text:style-name="P7"><text:span text:style-name="T2">Dah latch </text:span></text:p>
          </draw:text-box>
        </draw:frame>
        <draw:custom-shape draw:style-name="gr22" draw:text-style-name="P1" draw:layer="layout" svg:width="1.487cm" svg:height="1.152cm" svg:x="2.07cm" svg:y="1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8" draw:layer="layout" svg:width="1.588cm" svg:height="1.039cm" svg:x="2.045cm" svg:y="1.287cm">
          <draw:text-box>
            <text:p text:style-name="P7"><text:span text:style-name="T2">Poll state</text:span></text:p>
          </draw:text-box>
        </draw:frame>
        <draw:line draw:style-name="gr16" draw:text-style-name="P1" draw:layer="layout" svg:x1="2.823cm" svg:y1="4.933cm" svg:x2="2.823cm" svg:y2="5.885cm">
          <text:p/>
        </draw:line>
        <draw:frame draw:style-name="gr19" draw:text-style-name="P10" draw:layer="layout" svg:width="1.297cm" svg:height="0.729cm" svg:x="1.705cm" svg:y="4.838cm">
          <draw:text-box>
            <text:p text:style-name="P9"><text:span text:style-name="T2">No</text:span></text:p>
          </draw:text-box>
        </draw:frame>
        <draw:frame draw:style-name="gr24" draw:text-style-name="P8" draw:layer="layout" svg:width="2.223cm" svg:height="1.534cm" svg:x="19.732cm" svg:y="14.2cm">
          <draw:text-box draw:corner-radius="0.345cm">
            <text:p text:style-name="P7"><text:span text:style-name="T2">Symbol register: dit or dah</text:span></text:p>
          </draw:text-box>
        </draw:frame>
        <draw:frame draw:style-name="gr25" draw:text-style-name="P8" draw:layer="layout" svg:width="3.593cm" svg:height="1.039cm" svg:x="22.607cm" svg:y="13.989cm">
          <draw:text-box draw:corner-radius="0.345cm">
            <text:p text:style-name="P7"><text:span text:style-name="T2">Timing register: number of units</text:span></text:p>
          </draw:text-box>
        </draw:frame>
        <draw:frame draw:style-name="gr26" draw:text-style-name="P8" draw:layer="layout" svg:width="5.08cm" svg:height="1.216cm" svg:x="21.802cm" svg:y="15.116cm">
          <draw:text-box>
            <text:p text:style-name="P7"><text:span text:style-name="T2">A timing unit is equal to 1200/WPM in ms</text:span></text:p>
          </draw:text-box>
        </draw:frame>
        <draw:custom-shape draw:style-name="gr27" draw:text-style-name="P1" draw:layer="layout" svg:width="3.287cm" svg:height="2.64cm" svg:x="5.65cm" svg:y="2.5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8" draw:text-style-name="P12" draw:layer="layout" svg:width="2.858cm" svg:height="2.147cm" svg:x="6.102cm" svg:y="3.327cm">
          <draw:text-box>
            <text:p text:style-name="P11"><text:span text:style-name="T1">Both dit and dah register set?</text:span></text:p>
          </draw:text-box>
        </draw:frame>
        <draw:frame draw:style-name="gr19" draw:text-style-name="P10" draw:layer="layout" svg:width="1.297cm" svg:height="0.729cm" svg:x="8.633cm" svg:y="3.216cm">
          <draw:text-box>
            <text:p text:style-name="P9"><text:span text:style-name="T2">Yes</text:span></text:p>
          </draw:text-box>
        </draw:frame>
        <draw:line draw:style-name="gr16" draw:text-style-name="P1" draw:layer="layout" svg:x1="15.845cm" svg:y1="3.475cm" svg:x2="14.76cm" svg:y2="3.473cm">
          <text:p/>
        </draw:line>
        <draw:frame draw:style-name="gr29" draw:text-style-name="P8" draw:layer="layout" svg:width="1.932cm" svg:height="1.827cm" svg:x="9.815cm" svg:y="3.046cm">
          <draw:text-box>
            <text:p text:style-name="P7"><text:span text:style-name="T2">Reverse symbol register dit</text:span><text:span text:style-name="T3">↔</text:span><text:span text:style-name="T2">dah</text:span></text:p>
          </draw:text-box>
        </draw:frame>
        <draw:frame draw:style-name="gr19" draw:text-style-name="P10" draw:layer="layout" svg:width="1.297cm" svg:height="0.729cm" svg:x="1.802cm" svg:y="7.733cm">
          <draw:text-box>
            <text:p text:style-name="P9"><text:span text:style-name="T2">Yes</text:span></text:p>
          </draw:text-box>
        </draw:frame>
        <draw:custom-shape draw:style-name="gr30" draw:text-style-name="P1" draw:layer="layout" svg:width="2.263cm" svg:height="1.434cm" svg:x="6.215cm" svg:y="6.0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8" draw:text-style-name="P3" draw:layer="layout" svg:width="2.858cm" svg:height="2.147cm" svg:x="6.497cm" svg:y="6.408cm">
          <draw:text-box>
            <text:p text:style-name="P2"><text:span text:style-name="T1">Dit set?</text:span></text:p>
          </draw:text-box>
        </draw:frame>
        <draw:line draw:style-name="gr16" draw:text-style-name="P1" draw:layer="layout" svg:x1="7.288cm" svg:y1="5.18cm" svg:x2="7.288cm" svg:y2="6.132cm">
          <text:p/>
        </draw:line>
        <draw:frame draw:style-name="gr19" draw:text-style-name="P10" draw:layer="layout" svg:width="1.297cm" svg:height="0.729cm" svg:x="6.17cm" svg:y="5.085cm">
          <draw:text-box>
            <text:p text:style-name="P9"><text:span text:style-name="T2">No</text:span></text:p>
          </draw:text-box>
        </draw:frame>
        <draw:frame draw:style-name="gr19" draw:text-style-name="P10" draw:layer="layout" svg:width="1.297cm" svg:height="0.729cm" svg:x="8.217cm" svg:y="6.091cm">
          <draw:text-box>
            <text:p text:style-name="P9"><text:span text:style-name="T2">Yes</text:span></text:p>
          </draw:text-box>
        </draw:frame>
        <draw:line draw:style-name="gr16" draw:text-style-name="P1" draw:layer="layout" svg:x1="8.451cm" svg:y1="6.813cm" svg:x2="9.403cm" svg:y2="6.812cm">
          <text:p/>
        </draw:line>
        <draw:frame draw:style-name="gr29" draw:text-style-name="P8" draw:layer="layout" svg:width="1.932cm" svg:height="1.433cm" svg:x="9.351cm" svg:y="6.091cm">
          <draw:text-box>
            <text:p text:style-name="P7"><text:span text:style-name="T2"><text:s/></text:span><text:span text:style-name="T2">Symbol register set to dit</text:span></text:p>
          </draw:text-box>
        </draw:frame>
        <draw:frame draw:style-name="gr19" draw:text-style-name="P10" draw:layer="layout" svg:width="1.297cm" svg:height="0.729cm" svg:x="6.171cm" svg:y="7.586cm">
          <draw:text-box>
            <text:p text:style-name="P9"><text:span text:style-name="T2">No</text:span></text:p>
          </draw:text-box>
        </draw:frame>
        <draw:line draw:style-name="gr16" draw:text-style-name="P1" draw:layer="layout" svg:x1="7.388cm" svg:y1="7.468cm" svg:x2="7.388cm" svg:y2="8.42cm">
          <text:p/>
        </draw:line>
        <draw:frame draw:style-name="gr31" draw:text-style-name="P8" draw:layer="layout" svg:width="2.15cm" svg:height="1.433cm" svg:x="6.37cm" svg:y="8.392cm">
          <draw:text-box>
            <text:p text:style-name="P7"><text:span text:style-name="T2"><text:s/></text:span><text:span text:style-name="T2">Symbol register set to dah</text:span></text:p>
          </draw:text-box>
        </draw:frame>
        <draw:frame draw:style-name="gr32" draw:text-style-name="P8" draw:layer="layout" svg:width="3.492cm" svg:height="0.645cm" svg:x="13.7cm" svg:y="10.207cm">
          <draw:text-box>
            <text:p text:style-name="P7"><text:span text:style-name="T2">Latch clear</text:span></text:p>
          </draw:text-box>
        </draw:frame>
        <draw:line draw:style-name="gr16" draw:text-style-name="P1" draw:layer="layout" svg:x1="8.554cm" svg:y1="8.79cm" svg:x2="9.572cm" svg:y2="8.79cm">
          <text:p/>
        </draw:line>
        <draw:line draw:style-name="gr16" draw:text-style-name="P1" draw:layer="layout" svg:x1="11.545cm" svg:y1="4.945cm" svg:x2="11.545cm" svg:y2="8.592cm">
          <text:p/>
        </draw:line>
        <draw:line draw:style-name="gr16" draw:text-style-name="P1" draw:layer="layout" svg:x1="24.168cm" svg:y1="5.369cm" svg:x2="24.168cm" svg:y2="5.962cm">
          <text:p/>
        </draw:line>
        <draw:custom-shape draw:style-name="gr33" draw:text-style-name="P1" draw:layer="layout" svg:width="2.703cm" svg:height="2.07cm" svg:x="1.472cm" svg:y="5.8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4" draw:text-style-name="P12" draw:layer="layout" svg:width="2.303cm" svg:height="2.322cm" svg:x="1.772cm" svg:y="6.15cm">
          <draw:text-box>
            <text:p text:style-name="P11"><text:span text:style-name="T1">Dit latch and/or dah latch set?</text:span></text:p>
          </draw:text-box>
        </draw:frame>
        <draw:line draw:style-name="gr16" draw:text-style-name="P1" draw:layer="layout" svg:x1="4.944cm" svg:y1="6.728cm" svg:x2="4.944cm" svg:y2="7.453cm">
          <text:p/>
        </draw:line>
        <draw:frame draw:style-name="gr35" draw:text-style-name="P10" draw:layer="layout" svg:width="1.297cm" svg:height="0.645cm" svg:x="4.075cm" svg:y="6.202cm">
          <draw:text-box>
            <text:p text:style-name="P9"><text:span text:style-name="T2">No</text:span></text:p>
          </draw:text-box>
        </draw:frame>
        <draw:line draw:style-name="gr16" draw:text-style-name="P1" draw:layer="layout" svg:x1="2.871cm" svg:y1="7.885cm" svg:x2="2.871cm" svg:y2="9.737cm">
          <text:p/>
        </draw:line>
        <draw:frame draw:style-name="gr36" draw:text-style-name="P8" draw:layer="layout" svg:width="1.805cm" svg:height="1.433cm" svg:x="3.875cm" svg:y="7.439cm">
          <draw:text-box>
            <text:p text:style-name="P7"><text:span text:style-name="T2">Skip to latch clear</text:span></text:p>
          </draw:text-box>
        </draw:frame>
        <draw:line draw:style-name="gr37" draw:text-style-name="P1" draw:layer="layout" svg:x1="4.944cm" svg:y1="6.777cm" svg:x2="4.175cm" svg:y2="6.777cm">
          <text:p/>
        </draw:line>
        <draw:custom-shape draw:style-name="gr27" draw:text-style-name="P1" draw:layer="layout" svg:width="3.287cm" svg:height="2.64cm" svg:x="1.235cm" svg:y="9.6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8" draw:text-style-name="P12" draw:layer="layout" svg:width="2.858cm" svg:height="2.147cm" svg:x="1.687cm" svg:y="10.412cm">
          <draw:text-box>
            <text:p text:style-name="P11"><text:span text:style-name="T1">Both dit and dah latches set?</text:span></text:p>
          </draw:text-box>
        </draw:frame>
        <draw:frame draw:style-name="gr19" draw:text-style-name="P10" draw:layer="layout" svg:width="1.297cm" svg:height="0.729cm" svg:x="10.817cm" svg:y="12.805cm">
          <draw:text-box>
            <text:p text:style-name="P9"><text:span text:style-name="T2">No</text:span></text:p>
          </draw:text-box>
        </draw:frame>
        <draw:line draw:style-name="gr16" draw:text-style-name="P1" draw:layer="layout" svg:x1="4.492cm" svg:y1="10.995cm" svg:x2="5.704cm" svg:y2="10.995cm">
          <text:p/>
        </draw:line>
        <draw:frame draw:style-name="gr29" draw:text-style-name="P8" draw:layer="layout" svg:width="1.932cm" svg:height="1.827cm" svg:x="5.7cm" svg:y="10.131cm">
          <draw:text-box>
            <text:p text:style-name="P7"><text:span text:style-name="T2">Reverse symbol register dit</text:span><text:span text:style-name="T3">↔</text:span><text:span text:style-name="T2">dah</text:span></text:p>
          </draw:text-box>
        </draw:frame>
        <draw:custom-shape draw:style-name="gr38" draw:text-style-name="P1" draw:layer="layout" svg:width="3.446cm" svg:height="3.239cm" svg:x="1.117cm" svg:y="12.8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9" draw:text-style-name="P12" draw:layer="layout" svg:width="2.793cm" svg:height="1.827cm" svg:x="1.782cm" svg:y="13.693cm">
          <draw:text-box>
            <text:p text:style-name="P11"><text:span text:style-name="T1">Dit latch set and symbol register is dah?</text:span></text:p>
          </draw:text-box>
        </draw:frame>
        <draw:line draw:style-name="gr16" draw:text-style-name="P1" draw:layer="layout" svg:x1="2.873cm" svg:y1="12.365cm" svg:x2="2.873cm" svg:y2="12.865cm">
          <text:p/>
        </draw:line>
        <draw:frame draw:style-name="gr40" draw:text-style-name="P10" draw:layer="layout" svg:width="1.25cm" svg:height="0.73cm" svg:x="1.655cm" svg:y="12.17cm">
          <draw:text-box>
            <text:p text:style-name="P9"><text:span text:style-name="T2">No</text:span></text:p>
          </draw:text-box>
        </draw:frame>
        <draw:frame draw:style-name="gr19" draw:text-style-name="P10" draw:layer="layout" svg:width="1.297cm" svg:height="0.729cm" svg:x="4.302cm" svg:y="13.876cm">
          <draw:text-box>
            <text:p text:style-name="P9"><text:span text:style-name="T2">Yes</text:span></text:p>
          </draw:text-box>
        </draw:frame>
        <draw:line draw:style-name="gr16" draw:text-style-name="P1" draw:layer="layout" svg:x1="4.493cm" svg:y1="14.505cm" svg:x2="5.445cm" svg:y2="14.504cm">
          <text:p/>
        </draw:line>
        <draw:frame draw:style-name="gr41" draw:text-style-name="P8" draw:layer="layout" svg:width="2.858cm" svg:height="1.827cm" svg:x="10.455cm" svg:y="13.917cm">
          <draw:text-box>
            <text:p text:style-name="P7"><text:span text:style-name="T2">Set timing register to 3 units, set mark state</text:span></text:p>
          </draw:text-box>
        </draw:frame>
        <draw:line draw:style-name="gr16" draw:text-style-name="P1" draw:layer="layout" svg:x1="9.856cm" svg:y1="12.265cm" svg:x2="9.842cm" svg:y2="9.725cm">
          <text:p/>
        </draw:line>
        <draw:line draw:style-name="gr37" draw:text-style-name="P1" draw:layer="layout" svg:x1="8.937cm" svg:y1="10.525cm" svg:x2="7.667cm" svg:y2="10.525cm">
          <text:p/>
        </draw:line>
        <draw:line draw:style-name="gr37" draw:text-style-name="P1" draw:layer="layout" svg:x1="6.715cm" svg:y1="12.265cm" svg:x2="6.715cm" svg:y2="13.535cm">
          <text:p/>
        </draw:line>
        <draw:line draw:style-name="gr37" draw:text-style-name="P1" draw:layer="layout" svg:x1="9.856cm" svg:y1="12.265cm" svg:x2="6.715cm" svg:y2="12.265cm">
          <text:p/>
        </draw:line>
        <draw:custom-shape draw:style-name="gr42" draw:text-style-name="P1" draw:layer="layout" svg:width="3.446cm" svg:height="3.175cm" svg:x="1.19cm" svg:y="16.5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3" draw:text-style-name="P12" draw:layer="layout" svg:width="2.81cm" svg:height="1.517cm" svg:x="1.655cm" svg:y="17.415cm">
          <draw:text-box>
            <text:p text:style-name="P11"><text:span text:style-name="T1">Dah latch set and symbol register is dit?</text:span></text:p>
          </draw:text-box>
        </draw:frame>
        <draw:frame draw:style-name="gr19" draw:text-style-name="P10" draw:layer="layout" svg:width="1.297cm" svg:height="0.729cm" svg:x="4.375cm" svg:y="17.598cm">
          <draw:text-box>
            <text:p text:style-name="P9"><text:span text:style-name="T2">Yes</text:span></text:p>
          </draw:text-box>
        </draw:frame>
        <draw:line draw:style-name="gr16" draw:text-style-name="P1" draw:layer="layout" svg:x1="2.905cm" svg:y1="20.05cm" svg:x2="4.492cm" svg:y2="20.05cm">
          <text:p/>
        </draw:line>
        <draw:line draw:style-name="gr16" draw:text-style-name="P1" draw:layer="layout" svg:x1="2.851cm" svg:y1="16.065cm" svg:x2="2.851cm" svg:y2="16.565cm">
          <text:p/>
        </draw:line>
        <draw:frame draw:style-name="gr40" draw:text-style-name="P10" draw:layer="layout" svg:width="1.25cm" svg:height="0.73cm" svg:x="1.833cm" svg:y="15.97cm">
          <draw:text-box>
            <text:p text:style-name="P9"><text:span text:style-name="T2">No</text:span></text:p>
          </draw:text-box>
        </draw:frame>
        <draw:frame draw:style-name="gr44" draw:text-style-name="P8" draw:layer="layout" svg:width="2.567cm" svg:height="1.433cm" svg:x="5.518cm" svg:y="17.045cm">
          <draw:text-box>
            <text:p text:style-name="P7"><text:span text:style-name="T2"><text:s/></text:span><text:span text:style-name="T2">Symbol register set to dah</text:span></text:p>
          </draw:text-box>
        </draw:frame>
        <draw:line draw:style-name="gr37" draw:text-style-name="P1" draw:layer="layout" svg:x1="7.667cm" svg:y1="12.9cm" svg:x2="7.667cm" svg:y2="17.027cm">
          <text:p/>
        </draw:line>
        <draw:line draw:style-name="gr37" draw:text-style-name="P1" draw:layer="layout" svg:x1="10.201cm" svg:y1="12.9cm" svg:x2="7.667cm" svg:y2="12.9cm">
          <text:p/>
        </draw:line>
        <draw:line draw:style-name="gr16" draw:text-style-name="P1" draw:layer="layout" svg:x1="15.67cm" svg:y1="11.62cm" svg:x2="15.657cm" svg:y2="10.842cm">
          <text:p/>
        </draw:line>
        <draw:line draw:style-name="gr37" draw:text-style-name="P1" draw:layer="layout" svg:x1="2.905cm" svg:y1="19.732cm" svg:x2="2.905cm" svg:y2="20.05cm">
          <text:p/>
        </draw:line>
        <draw:frame draw:style-name="gr40" draw:text-style-name="P10" draw:layer="layout" svg:width="1.25cm" svg:height="0.73cm" svg:x="1.933cm" svg:y="19.77cm">
          <draw:text-box>
            <text:p text:style-name="P9"><text:span text:style-name="T2">No</text:span></text:p>
          </draw:text-box>
        </draw:frame>
        <draw:frame draw:style-name="gr36" draw:text-style-name="P8" draw:layer="layout" svg:width="1.805cm" svg:height="1.433cm" svg:x="4.492cm" svg:y="18.934cm">
          <draw:text-box>
            <text:p text:style-name="P7"><text:span text:style-name="T2">Skip to latch clear</text:span></text:p>
          </draw:text-box>
        </draw:frame>
        <draw:line draw:style-name="gr16" draw:text-style-name="P1" draw:layer="layout" svg:x1="4.636cm" svg:y1="18.143cm" svg:x2="5.588cm" svg:y2="18.142cm">
          <text:p/>
        </draw:line>
        <draw:line draw:style-name="gr37" draw:text-style-name="P1" draw:layer="layout" svg:x1="8.937cm" svg:y1="9.255cm" svg:x2="8.937cm" svg:y2="10.525cm">
          <text:p/>
        </draw:line>
        <draw:line draw:style-name="gr16" draw:text-style-name="P1" draw:layer="layout" svg:x1="8.938cm" svg:y1="9.256cm" svg:x2="9.572cm" svg:y2="9.255cm">
          <text:p/>
        </draw:line>
        <draw:custom-shape draw:style-name="gr45" draw:text-style-name="P1" draw:layer="layout" svg:width="2.775cm" svg:height="2.64cm" svg:x="10.49cm" svg:y="10.4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6" draw:text-style-name="P12" draw:layer="layout" svg:width="2.223cm" svg:height="1.512cm" svg:x="10.842cm" svg:y="11.2cm">
          <draw:text-box>
            <text:p text:style-name="P11"><text:span text:style-name="T1">Is symbol register dit?</text:span></text:p>
          </draw:text-box>
        </draw:frame>
        <draw:line draw:style-name="gr16" draw:text-style-name="P1" draw:layer="layout" svg:x1="13.265cm" svg:y1="11.753cm" svg:x2="14.335cm" svg:y2="11.753cm">
          <text:p/>
        </draw:line>
        <draw:frame draw:style-name="gr19" draw:text-style-name="P10" draw:layer="layout" svg:width="1.297cm" svg:height="0.729cm" svg:x="4.519cm" svg:y="10.302cm">
          <draw:text-box>
            <text:p text:style-name="P9"><text:span text:style-name="T2">Yes</text:span></text:p>
          </draw:text-box>
        </draw:frame>
        <draw:line draw:style-name="gr16" draw:text-style-name="P1" draw:layer="layout" svg:x1="11.86cm" svg:y1="9.713cm" svg:x2="11.86cm" svg:y2="10.453cm">
          <text:p/>
        </draw:line>
        <draw:frame draw:style-name="gr19" draw:text-style-name="P10" draw:layer="layout" svg:width="1.297cm" svg:height="0.729cm" svg:x="13.066cm" svg:y="11.143cm">
          <draw:text-box>
            <text:p text:style-name="P9"><text:span text:style-name="T2">Yes</text:span></text:p>
          </draw:text-box>
        </draw:frame>
        <draw:line draw:style-name="gr16" draw:text-style-name="P1" draw:layer="layout" svg:x1="11.864cm" svg:y1="13.105cm" svg:x2="11.864cm" svg:y2="13.935cm">
          <text:p/>
        </draw:line>
        <draw:frame draw:style-name="gr29" draw:text-style-name="P8" draw:layer="layout" svg:width="1.932cm" svg:height="1.433cm" svg:x="5.436cm" svg:y="13.577cm">
          <draw:text-box>
            <text:p text:style-name="P7"><text:span text:style-name="T2"><text:s/></text:span><text:span text:style-name="T2">Symbol register set to dit</text:span></text:p>
          </draw:text-box>
        </draw:frame>
        <draw:frame draw:style-name="gr47" draw:text-style-name="P8" draw:layer="layout" svg:width="2.222cm" svg:height="1.827cm" svg:x="14.335cm" svg:y="11.62cm">
          <draw:text-box>
            <text:p text:style-name="P7"><text:span text:style-name="T2">Set timing register to 1 unit, set mark state</text:span></text:p>
          </draw:text-box>
        </draw:frame>
        <draw:line draw:style-name="gr37" draw:text-style-name="P1" draw:layer="layout" svg:x1="13.313cm" svg:y1="14.335cm" svg:x2="16.875cm" svg:y2="14.335cm">
          <text:p/>
        </draw:line>
        <draw:line draw:style-name="gr16" draw:text-style-name="P1" draw:layer="layout" svg:x1="10.201cm" svg:y1="12.913cm" svg:x2="10.201cm" svg:y2="9.738cm">
          <text:p/>
        </draw:line>
        <draw:line draw:style-name="gr16" draw:text-style-name="P1" draw:layer="layout" svg:x1="16.829cm" svg:y1="14.367cm" svg:x2="16.829cm" svg:y2="10.894cm">
          <text:p/>
        </draw:line>
        <draw:frame draw:style-name="gr48" draw:text-style-name="P8" draw:layer="layout" svg:width="2.543cm" svg:height="1.133cm" svg:x="9.57cm" svg:y="8.593cm">
          <draw:text-box>
            <text:p text:style-name="P7"><text:span text:style-name="T2">Start symbol</text:span></text:p>
          </draw:text-box>
        </draw:frame>
        <draw:custom-shape draw:style-name="gr49" draw:text-style-name="P1" draw:layer="layout" svg:width="2.952cm" svg:height="1.84cm" svg:x="12.653cm" svg:y="7.6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0" draw:text-style-name="P12" draw:layer="layout" svg:width="1.905cm" svg:height="1.039cm" svg:x="13.182cm" svg:y="8.116cm">
          <draw:text-box>
            <text:p text:style-name="P11"><text:span text:style-name="T1">Iambic mode B?</text:span></text:p>
          </draw:text-box>
        </draw:frame>
        <draw:line draw:style-name="gr16" draw:text-style-name="P1" draw:layer="layout" svg:x1="14.117cm" svg:y1="10.207cm" svg:x2="14.104cm" svg:y2="9.429cm">
          <text:p/>
        </draw:line>
        <draw:line draw:style-name="gr16" draw:text-style-name="P1" draw:layer="layout" svg:x1="14.117cm" svg:y1="7.62cm" svg:x2="14.104cm" svg:y2="6.842cm">
          <text:p/>
        </draw:line>
        <draw:frame draw:style-name="gr19" draw:text-style-name="P10" draw:layer="layout" svg:width="1.297cm" svg:height="0.729cm" svg:x="13.038cm" svg:y="7.032cm">
          <draw:text-box>
            <text:p text:style-name="P9"><text:span text:style-name="T2">Yes</text:span></text:p>
          </draw:text-box>
        </draw:frame>
        <draw:frame draw:style-name="gr41" draw:text-style-name="P8" draw:layer="layout" svg:width="2.885cm" svg:height="1.827cm" svg:x="12.112cm" svg:y="5.027cm">
          <draw:text-box>
            <text:p text:style-name="P7"><text:span text:style-name="T2">Set dit latch to dit register, dah latch to dah register</text:span></text:p>
          </draw:text-box>
        </draw:frame>
        <draw:frame draw:style-name="gr19" draw:text-style-name="P10" draw:layer="layout" svg:width="1.297cm" svg:height="0.729cm" svg:x="15.37cm" svg:y="7.95cm">
          <draw:text-box>
            <text:p text:style-name="P9"><text:span text:style-name="T2">No</text:span></text:p>
          </draw:text-box>
        </draw:frame>
        <draw:line draw:style-name="gr37" draw:text-style-name="P1" draw:layer="layout" svg:x1="16.557cm" svg:y1="8.62cm" svg:x2="15.605cm" svg:y2="8.62cm">
          <text:p/>
        </draw:line>
        <draw:line draw:style-name="gr16" draw:text-style-name="P1" draw:layer="layout" svg:x1="16.507cm" svg:y1="8.62cm" svg:x2="16.507cm" svg:y2="6.715cm">
          <text:p/>
        </draw:line>
        <draw:frame draw:style-name="gr51" draw:text-style-name="P8" draw:layer="layout" svg:width="1.805cm" svg:height="1.433cm" svg:x="15.287cm" svg:y="5.262cm">
          <draw:text-box>
            <text:p text:style-name="P7"><text:span text:style-name="T2">Clear dit and dah latches</text:span></text:p>
          </draw:text-box>
        </draw:frame>
        <draw:custom-shape draw:style-name="gr52" draw:text-style-name="P1" draw:layer="layout" svg:width="2.213cm" svg:height="1.152cm" svg:x="12.547cm" svg:y="2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8" draw:layer="layout" svg:width="1.905cm" svg:height="1.433cm" svg:x="12.665cm" svg:y="3.04cm">
          <draw:text-box>
            <text:p text:style-name="P7"><text:span text:style-name="T2">End Poll state</text:span></text:p>
          </draw:text-box>
        </draw:frame>
        <draw:line draw:style-name="gr16" draw:text-style-name="P1" draw:layer="layout" svg:x1="13.7cm" svg:y1="5.027cm" svg:x2="13.7cm" svg:y2="4.075cm">
          <text:p/>
        </draw:line>
        <draw:line draw:style-name="gr54" draw:text-style-name="P1" draw:layer="layout" svg:x1="15.823cm" svg:y1="3.494cm" svg:x2="15.842cm" svg:y2="5.262cm">
          <text:p text:style-name="P13"><text:s/></text:p>
        </draw:line>
        <draw:line draw:style-name="gr16" draw:text-style-name="P1" draw:layer="layout" svg:x1="8.855cm" svg:y1="3.938cm" svg:x2="9.807cm" svg:y2="3.937cm">
          <text:p/>
        </draw:line>
        <draw:line draw:style-name="gr16" draw:text-style-name="P1" draw:layer="layout" svg:x1="20.381cm" svg:y1="2.987cm" svg:x2="20.381cm" svg:y2="3.587cm">
          <text:p/>
        </draw:line>
        <draw:custom-shape draw:style-name="gr22" draw:text-style-name="P1" draw:layer="layout" svg:width="1.487cm" svg:height="1.152cm" svg:x="19.652cm" svg:y="1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8" draw:layer="layout" svg:width="1.588cm" svg:height="1.039cm" svg:x="19.627cm" svg:y="1.869cm">
          <draw:text-box>
            <text:p text:style-name="P7"><text:span text:style-name="T2">Mark state</text:span></text:p>
          </draw:text-box>
        </draw:frame>
        <draw:custom-shape draw:style-name="gr17" draw:text-style-name="P1" draw:layer="layout" svg:width="3.157cm" svg:height="2.07cm" svg:x="18.792cm" svg:y="3.5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12" draw:layer="layout" svg:width="2.405cm" svg:height="1.827cm" svg:x="19.444cm" svg:y="3.867cm">
          <draw:text-box>
            <text:p text:style-name="P11"><text:span text:style-name="T1">Timing register expired?</text:span></text:p>
          </draw:text-box>
        </draw:frame>
        <draw:frame draw:style-name="gr19" draw:text-style-name="P10" draw:layer="layout" svg:width="1.297cm" svg:height="0.729cm" svg:x="21.77cm" svg:y="3.84cm">
          <draw:text-box>
            <text:p text:style-name="P9"><text:span text:style-name="T2">Yes</text:span></text:p>
          </draw:text-box>
        </draw:frame>
        <draw:line draw:style-name="gr16" draw:text-style-name="P1" draw:layer="layout" svg:x1="21.992cm" svg:y1="4.562cm" svg:x2="22.944cm" svg:y2="4.561cm">
          <text:p/>
        </draw:line>
        <draw:frame draw:style-name="gr41" draw:text-style-name="P8" draw:layer="layout" svg:width="2.885cm" svg:height="1.827cm" svg:x="22.941cm" svg:y="3.542cm">
          <draw:text-box>
            <text:p text:style-name="P7"><text:span text:style-name="T2">Set space state, set timing register to 1 unit</text:span></text:p>
          </draw:text-box>
        </draw:frame>
        <draw:frame draw:style-name="gr19" draw:text-style-name="P10" draw:layer="layout" svg:width="1.297cm" svg:height="0.729cm" svg:x="19.483cm" svg:y="5.645cm">
          <draw:text-box>
            <text:p text:style-name="P9"><text:span text:style-name="T2">No</text:span></text:p>
          </draw:text-box>
        </draw:frame>
        <draw:line draw:style-name="gr16" draw:text-style-name="P1" draw:layer="layout" svg:x1="20.354cm" svg:y1="6.474cm" svg:x2="23.214cm" svg:y2="6.474cm">
          <text:p/>
        </draw:line>
        <draw:line draw:style-name="gr37" draw:text-style-name="P1" draw:layer="layout" svg:x1="20.354cm" svg:y1="5.602cm" svg:x2="20.354cm" svg:y2="6.474cm">
          <text:p/>
        </draw:line>
        <draw:custom-shape draw:style-name="gr52" draw:text-style-name="P1" draw:layer="layout" svg:width="2.213cm" svg:height="1.152cm" svg:x="12.547cm" svg:y="2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" draw:layer="layout" svg:width="2.213cm" svg:height="1.152cm" svg:x="23.214cm" svg:y="5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8" draw:layer="layout" svg:width="2.228cm" svg:height="1.433cm" svg:x="23.132cm" svg:y="5.962cm">
          <draw:text-box>
            <text:p text:style-name="P7"><text:span text:style-name="T2">End Mark state</text:span></text:p>
          </draw:text-box>
        </draw:frame>
        <draw:custom-shape draw:style-name="gr52" draw:text-style-name="P1" draw:layer="layout" svg:width="2.213cm" svg:height="1.152cm" svg:x="23.214cm" svg:y="5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9.834cm" svg:y1="7.512cm" svg:x2="9.834cm" svg:y2="8.58cm">
          <text:p/>
        </draw:line>
        <draw:line draw:style-name="gr16" draw:text-style-name="P1" draw:layer="layout" svg:x1="24.356cm" svg:y1="10.769cm" svg:x2="24.356cm" svg:y2="11.662cm">
          <text:p/>
        </draw:line>
        <draw:line draw:style-name="gr16" draw:text-style-name="P1" draw:layer="layout" svg:x1="20.469cm" svg:y1="8.687cm" svg:x2="20.469cm" svg:y2="9.287cm">
          <text:p/>
        </draw:line>
        <draw:custom-shape draw:style-name="gr22" draw:text-style-name="P1" draw:layer="layout" svg:width="1.487cm" svg:height="1.152cm" svg:x="19.74cm" svg:y="7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8" draw:layer="layout" svg:width="1.588cm" svg:height="1.039cm" svg:x="19.715cm" svg:y="7.569cm">
          <draw:text-box>
            <text:p text:style-name="P7"><text:span text:style-name="T2">Space state</text:span></text:p>
          </draw:text-box>
        </draw:frame>
        <draw:custom-shape draw:style-name="gr17" draw:text-style-name="P1" draw:layer="layout" svg:width="3.157cm" svg:height="2.07cm" svg:x="18.88cm" svg:y="9.2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12" draw:layer="layout" svg:width="2.405cm" svg:height="1.827cm" svg:x="19.532cm" svg:y="9.567cm">
          <draw:text-box>
            <text:p text:style-name="P11"><text:span text:style-name="T1">Timing register expired?</text:span></text:p>
          </draw:text-box>
        </draw:frame>
        <draw:frame draw:style-name="gr19" draw:text-style-name="P10" draw:layer="layout" svg:width="1.297cm" svg:height="0.729cm" svg:x="21.858cm" svg:y="9.54cm">
          <draw:text-box>
            <text:p text:style-name="P9"><text:span text:style-name="T2">Yes</text:span></text:p>
          </draw:text-box>
        </draw:frame>
        <draw:line draw:style-name="gr16" draw:text-style-name="P1" draw:layer="layout" svg:x1="22.08cm" svg:y1="10.262cm" svg:x2="23.032cm" svg:y2="10.261cm">
          <text:p/>
        </draw:line>
        <draw:frame draw:style-name="gr55" draw:text-style-name="P8" draw:layer="layout" svg:width="2.885cm" svg:height="1.014cm" svg:x="23.029cm" svg:y="9.755cm">
          <draw:text-box>
            <text:p text:style-name="P7"><text:span text:style-name="T2">Set poll state</text:span></text:p>
          </draw:text-box>
        </draw:frame>
        <draw:frame draw:style-name="gr19" draw:text-style-name="P10" draw:layer="layout" svg:width="1.297cm" svg:height="0.729cm" svg:x="19.571cm" svg:y="11.345cm">
          <draw:text-box>
            <text:p text:style-name="P9"><text:span text:style-name="T2">No</text:span></text:p>
          </draw:text-box>
        </draw:frame>
        <draw:line draw:style-name="gr16" draw:text-style-name="P1" draw:layer="layout" svg:x1="20.442cm" svg:y1="12.174cm" svg:x2="23.302cm" svg:y2="12.174cm">
          <text:p/>
        </draw:line>
        <draw:line draw:style-name="gr37" draw:text-style-name="P1" draw:layer="layout" svg:x1="20.442cm" svg:y1="11.302cm" svg:x2="20.442cm" svg:y2="12.174cm">
          <text:p/>
        </draw:line>
        <draw:custom-shape draw:style-name="gr52" draw:text-style-name="P1" draw:layer="layout" svg:width="2.213cm" svg:height="1.152cm" svg:x="23.302cm" svg:y="11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8" draw:layer="layout" svg:width="2.228cm" svg:height="1.433cm" svg:x="23.32cm" svg:y="11.662cm">
          <draw:text-box>
            <text:p text:style-name="P7"><text:span text:style-name="T2">End Space state</text:span></text:p>
          </draw:text-box>
        </draw:frame>
        <draw:frame draw:style-name="gr2" draw:text-style-name="P3" draw:layer="layout" svg:width="11.051cm" svg:height="0.645cm" svg:x="8.99cm" svg:y="1cm">
          <draw:text-box>
            <text:p text:style-name="P2"><text:span text:style-name="T1">Iambic paddle state machine, version 0.1 by Daniel L. Marks KW4TI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21T19:11:04.929000000</meta:creation-date>
    <dc:date>2023-04-21T20:36:33.956000000</dc:date>
    <meta:editing-duration>PT54M17S</meta:editing-duration>
    <meta:editing-cycles>16</meta:editing-cycles>
    <meta:generator>LibreOffice/7.1.3.2$Windows_X86_64 LibreOffice_project/47f78053abe362b9384784d31a6e56f8511eb1c1</meta:generator>
    <meta:document-statistic meta:object-count="183"/>
  </office:meta>
</office:document-meta>
</file>